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7cm" fo:min-width="3.0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7cm" fo:min-width="1.908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draw:shadow="visib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7cm" fo:min-width="2.276cm"/>
    </style:style>
    <style:style style:name="gr11" style:family="graphic" style:parent-style-name="standard">
      <style:graphic-properties draw:stroke="solid" draw:stroke-dash="Fine_20_Dotted" draw:textarea-horizontal-align="center" draw:textarea-vertical-align="middle" draw:shadow="visible"/>
    </style:style>
    <style:style style:name="gr12" style:family="graphic" style:parent-style-name="standard">
      <style:graphic-properties draw:stroke="dash" draw:stroke-dash="Fine_20_Dotted" draw:marker-start="" draw:marker-end="Arrowheads_20_1" draw:marker-end-width="0.3cm" draw:textarea-horizontal-align="center" draw:textarea-vertical-align="middl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7cm" fo:min-width="3.891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heads_20_1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font-family="'Times New Roman'" style:font-pitch="variable"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Times New Roman'" style:font-pitch="variable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'Times New Roman'" style:font-pitch="variable"/>
    </style:style>
    <style:style style:name="T1" style:family="text">
      <style:text-properties fo:font-family="'Times New Roman'" style:font-pitch="variable" fo:font-size="18pt" style:font-size-asian="18pt" style:font-size-complex="18pt"/>
    </style:style>
    <style:style style:name="T2" style:family="text">
      <style:text-properties fo:font-family="'Times New Roman'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3" draw:layer="layout" svg:width="4.987cm" svg:height="1.637cm" svg:x="0.347cm" svg:y="12.216cm">
          <text:p text:style-name="P1"><text:span text:style-name="T1">ATermPlaceh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3.2cm" svg:height="1.637cm" svg:x="1.24cm" svg:y="7.196cm">
          <text:p text:style-name="P1"><text:span text:style-name="T1">ATer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3.2cm" svg:height="1.637cm" svg:x="1.24cm" svg:y="4.924cm">
          <text:p text:style-name="P1"><text:span text:style-name="T1">ATerm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.2cm" svg:height="1.637cm" svg:x="1.24cm" svg:y="2.658cm">
          <text:p text:style-name="P1"><text:span text:style-name="T1">ATermApp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2cm" svg:height="1.637cm" svg:x="1.24cm" svg:y="0.313cm">
          <text:p text:style-name="P1"><text:span text:style-name="T1">ATerm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.2cm" svg:height="1.637cm" svg:x="1.24cm" svg:y="9.728cm">
          <text:p text:style-name="P1"><text:span text:style-name="T1">ATermBl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3.76cm" svg:height="1.637cm" svg:x="12.737cm" svg:y="4.961cm">
          <text:p text:style-name="P1"><text:span text:style-name="T1">ATermFac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44cm" svg:y1="10.546cm" svg:x2="7.043cm" svg:y2="5.778cm" draw:start-shape="id1" draw:start-glue-point="1" draw:end-shape="id2" draw:end-glue-point="3">
          <text:p text:style-name="P4"/>
        </draw:connector>
        <draw:connector draw:style-name="gr2" draw:text-style-name="P3" draw:layer="layout" draw:line-skew="-0.447cm" svg:x1="5.334cm" svg:y1="13.034cm" svg:x2="7.043cm" svg:y2="5.778cm" draw:start-shape="id3" draw:start-glue-point="1" draw:end-shape="id2" draw:end-glue-point="3">
          <text:p text:style-name="P4"/>
        </draw:connector>
        <draw:connector draw:style-name="gr2" draw:text-style-name="P3" draw:layer="layout" svg:x1="4.44cm" svg:y1="3.476cm" svg:x2="7.043cm" svg:y2="5.778cm" draw:start-shape="id4" draw:start-glue-point="1" draw:end-shape="id2" draw:end-glue-point="3">
          <text:p text:style-name="P4"/>
        </draw:connector>
        <draw:connector draw:style-name="gr2" draw:text-style-name="P3" draw:layer="layout" svg:x1="4.44cm" svg:y1="1.131cm" svg:x2="7.043cm" svg:y2="5.778cm" draw:start-shape="id5" draw:start-glue-point="1" draw:end-shape="id2" draw:end-glue-point="3">
          <text:p text:style-name="P4"/>
        </draw:connector>
        <draw:connector draw:style-name="gr2" draw:text-style-name="P3" draw:layer="layout" svg:x1="4.44cm" svg:y1="5.742cm" svg:x2="7.043cm" svg:y2="5.778cm" draw:start-shape="id6" draw:start-glue-point="1" draw:end-shape="id2" draw:end-glue-point="3">
          <text:p text:style-name="P4"/>
        </draw:connector>
        <draw:connector draw:style-name="gr2" draw:text-style-name="P3" draw:layer="layout" svg:x1="4.44cm" svg:y1="8.014cm" svg:x2="7.043cm" svg:y2="5.778cm" draw:start-shape="id7" draw:start-glue-point="1" draw:end-shape="id2" draw:end-glue-point="3">
          <text:p text:style-name="P4"/>
        </draw:connector>
        <draw:connector draw:style-name="gr2" draw:text-style-name="P3" draw:layer="layout" svg:x1="10.505cm" svg:y1="5.778cm" svg:x2="12.737cm" svg:y2="5.779cm" draw:start-shape="id2" draw:start-glue-point="1" draw:end-shape="id8" draw:end-glue-point="3">
          <text:p text:style-name="P4"/>
        </draw:connector>
        <draw:custom-shape draw:style-name="gr3" draw:text-style-name="P3" draw:layer="layout" svg:width="1.153cm" svg:height="1.153cm" svg:x="5.558cm" svg:y="5.145cm">
          <text:p text:style-name="P4"/>
          <draw:enhanced-geometry draw:glue-point-type="segments" draw:type="mso-spt100" draw:modifiers="91.7837211538732 -91.424187318263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layout" svg:width="1.228cm" svg:height="1.005cm" draw:transform="rotate (-1.58720242176453) translate (12.303cm 5.187cm)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2" draw:layer="layout" svg:width="3.462cm" svg:height="1.637cm" svg:x="7.043cm" svg:y="4.96cm">
          <text:p text:style-name="P1"><text:span text:style-name="T1">ATe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459cm" svg:height="0.954cm" svg:x="11.771cm" svg:y="4.251cm">
          <draw:text-box>
            <text:p text:style-name="P4"><text:span text:style-name="T1">1..*</text:span></text:p>
          </draw:text-box>
        </draw:frame>
        <draw:g>
          <draw:rect draw:style-name="gr6" draw:text-style-name="P6" draw:layer="layout" svg:width="13.551cm" svg:height="4.995cm" svg:x="6.635cm" svg:y="11.119cm">
            <text:p text:style-name="P4"/>
          </draw:rect>
          <draw:custom-shape draw:style-name="gr4" draw:text-style-name="P3" draw:layer="layout" svg:width="1.232cm" svg:height="1.008cm" draw:transform="rotate (-1.58720242176453) translate (14.999cm 13.492cm)">
            <text:p text:style-name="P4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1.157cm" svg:height="1.157cm" svg:x="13.487cm" svg:y="11.732cm">
            <text:p text:style-name="P4"/>
            <draw:enhanced-geometry draw:glue-point-type="segments" draw:type="mso-spt100" draw:modifiers="91.7837211538732 -91.424187318263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7" draw:text-style-name="P4" draw:layer="layout" svg:width="3.575cm" svg:height="0.957cm" svg:x="15.567cm" svg:y="11.842cm">
            <draw:text-box>
              <text:p text:style-name="P4">Is-a </text:p>
            </draw:text-box>
          </draw:frame>
          <draw:frame draw:style-name="gr8" draw:text-style-name="P4" draw:layer="layout" svg:width="2.428cm" svg:height="0.957cm" svg:x="15.567cm" svg:y="13.635cm">
            <draw:text-box>
              <text:p text:style-name="P4">Part-of </text:p>
            </draw:text-box>
          </draw:frame>
          <draw:custom-shape draw:style-name="gr9" draw:text-style-name="P6" draw:layer="layout" svg:width="2.091cm" svg:height="1.195cm" svg:x="7.331cm" svg:y="11.642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4" draw:layer="layout" svg:width="2.776cm" svg:height="0.957cm" svg:x="10.208cm" svg:y="11.792cm">
            <draw:text-box>
              <text:p text:style-name="P4">Interface</text:p>
            </draw:text-box>
          </draw:frame>
          <draw:rect draw:style-name="gr11" draw:text-style-name="P6" draw:layer="layout" svg:width="2.195cm" svg:height="1.191cm" svg:x="7.331cm" svg:y="13.472cm">
            <text:p text:style-name="P4"/>
          </draw:rect>
          <draw:line draw:style-name="gr12" draw:text-style-name="P6" draw:layer="layout" svg:x1="13.971cm" svg:y1="15.444cm" svg:x2="15.199cm" svg:y2="15.444cm">
            <text:p text:style-name="P4"/>
          </draw:line>
          <draw:frame draw:style-name="gr10" draw:text-style-name="P4" draw:layer="layout" svg:width="2.776cm" svg:height="0.957cm" svg:x="10.208cm" svg:y="13.542cm">
            <draw:text-box>
              <text:p text:style-name="P4">Class</text:p>
            </draw:text-box>
          </draw:frame>
          <draw:frame draw:style-name="gr13" draw:text-style-name="P4" draw:layer="layout" svg:width="4.391cm" svg:height="0.957cm" svg:x="15.567cm" svg:y="14.827cm">
            <draw:text-box>
              <text:p text:style-name="P4">Implements </text:p>
            </draw:text-box>
          </draw:frame>
        </draw:g>
        <draw:rect draw:style-name="gr14" draw:text-style-name="P7" draw:id="id9" draw:layer="layout" svg:width="3.722cm" svg:height="1.6cm" svg:x="12.78cm" svg:y="8.708cm">
          <text:p text:style-name="P1"><text:span text:style-name="T2">PureFactory</text:span></text:p>
        </draw:rect>
        <draw:connector draw:style-name="gr15" draw:text-style-name="P6" draw:layer="layout" draw:type="line" svg:x1="14.641cm" svg:y1="8.708cm" svg:x2="14.617cm" svg:y2="6.598cm" draw:start-shape="id9" draw:start-glue-point="0" draw:end-shape="id8" draw:end-glue-point="2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6:09:31</meta:creation-date>
    <dc:date>2007-11-10T22:11:57</dc:date>
    <dc:language>en-US</dc:language>
    <meta:editing-cycles>5</meta:editing-cycles>
    <meta:editing-duration>PT46M37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